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, sans-serif"/>
    <style:font-face style:name="CCode391" svg:font-family="CCode39" style:font-family-generic="roman"/>
    <style:font-face style:name="Helvetica1" svg:font-family="Helvetica" style:font-family-generic="roman"/>
    <style:font-face style:name="CCode39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6.9146in" style:page-number="auto" table:align="left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521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0b933f" officeooo:paragraph-rsid="001a0ea5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0b933f" officeooo:paragraph-rsid="001d71d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1a0ea5" officeooo:paragraph-rsid="001d71d8" style:font-size-asian="12pt" style:font-weight-asian="normal" style:font-size-complex="12pt" style:font-weight-complex="normal"/>
    </style:style>
    <style:style style:name="P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b933f" officeooo:paragraph-rsid="00169822" style:font-size-asian="12pt" style:font-weight-asian="normal" style:font-size-complex="12pt" style:font-weight-complex="normal"/>
    </style:style>
    <style:style style:name="P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1a0ea5" style:font-size-asian="12pt" style:font-weight-asian="normal" style:font-size-complex="12pt" style:font-weight-complex="normal"/>
    </style:style>
    <style:style style:name="P6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1d71d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93fe2" officeooo:paragraph-rsid="001d71d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93fe2" officeooo:paragraph-rsid="001a0ea5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1d71d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officeooo:rsid="000b933f" officeooo:paragraph-rsid="0009e569" style:font-size-asian="12pt" style:font-size-complex="12pt"/>
    </style:style>
    <style:style style:name="P11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3fe2" officeooo:paragraph-rsid="0010e48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3fe2" officeooo:paragraph-rsid="001a0ea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b933f" officeooo:paragraph-rsid="000d11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b933f" officeooo:paragraph-rsid="00169822" style:font-size-asian="12pt" style:font-weight-asian="normal" style:font-size-complex="12pt" style:font-weight-complex="normal"/>
    </style:style>
    <style:style style:name="P1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b933f" officeooo:paragraph-rsid="001a0ea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e569" officeooo:paragraph-rsid="000d11e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e569" officeooo:paragraph-rsid="001d71d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10e485" officeooo:paragraph-rsid="001d71d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2pt" fo:font-weight="normal" officeooo:paragraph-rsid="001a0ea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2pt" fo:font-weight="normal" officeooo:paragraph-rsid="001d71d8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2pt" fo:font-weight="normal" officeooo:rsid="00093fe2" officeooo:paragraph-rsid="0010e48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1d5487" officeooo:paragraph-rsid="001d71d8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3fe2" officeooo:paragraph-rsid="0010e48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10e485" officeooo:paragraph-rsid="0021ad2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1d71d8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21ad24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21ad24" style:font-size-asian="12pt" style:font-size-complex="12pt"/>
    </style:style>
    <style:style style:name="P2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21ad24"/>
    </style:style>
    <style:style style:name="P2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fo:color="#000000" style:font-name="Helvetica" fo:font-size="12pt" fo:letter-spacing="normal" fo:font-style="normal" fo:font-weight="normal" officeooo:rsid="001eaddd" officeooo:paragraph-rsid="001eadd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fo:color="#000000" style:font-name="Helvetica" fo:font-size="12pt" fo:letter-spacing="normal" fo:font-style="normal" fo:font-weight="normal" officeooo:rsid="001eaddd" officeooo:paragraph-rsid="0021ad24" style:font-size-asian="12pt" style:font-weight-asian="normal" style:font-size-complex="12pt" style:font-weight-complex="normal"/>
    </style:style>
    <style:style style:name="T1" style:family="text">
      <style:text-properties officeooo:rsid="000b933f"/>
    </style:style>
    <style:style style:name="T2" style:family="text">
      <style:text-properties officeooo:rsid="0010e485"/>
    </style:style>
    <style:style style:name="T3" style:family="text">
      <style:text-properties officeooo:rsid="00150131"/>
    </style:style>
    <style:style style:name="T4" style:family="text">
      <style:text-properties officeooo:rsid="001a0ea5"/>
    </style:style>
    <style:style style:name="T5" style:family="text">
      <style:text-properties officeooo:rsid="001be9da"/>
    </style:style>
    <style:style style:name="T6" style:family="text">
      <style:text-properties officeooo:rsid="001d71d8"/>
    </style:style>
    <style:style style:name="T7" style:family="text">
      <style:text-properties officeooo:rsid="001ec64c"/>
    </style:style>
    <style:style style:name="T8" style:family="text">
      <style:text-properties officeooo:rsid="002006b2"/>
    </style:style>
    <style:style style:name="T9" style:family="text">
      <style:text-properties fo:font-variant="normal" fo:text-transform="none" style:font-name="arial" fo:font-size="5.90000009536743pt" fo:letter-spacing="normal" fo:font-style="normal"/>
    </style:style>
    <style:style style:name="T10" style:family="text">
      <style:text-properties fo:font-variant="normal" fo:text-transform="none" fo:letter-spacing="normal" fo:font-style="normal"/>
    </style:style>
    <style:style style:name="T11" style:family="text">
      <style:text-properties fo:font-variant="normal" fo:text-transform="none" fo:letter-spacing="normal" fo:font-style="normal" officeooo:rsid="001eaddd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letter-spacing="normal" fo:font-style="normal" officeooo:rsid="001eaddd"/>
    </style:style>
    <style:style style:name="T13" style:family="text">
      <style:text-properties fo:font-variant="normal" fo:text-transform="none" fo:letter-spacing="normal" fo:font-style="normal" officeooo:rsid="0021ad24"/>
    </style:style>
    <style:style style:name="T14" style:family="text">
      <style:text-properties fo:font-variant="normal" fo:text-transform="none" fo:font-size="5.90000009536743pt" fo:letter-spacing="normal" fo:font-style="normal"/>
    </style:style>
    <style:style style:name="T15" style:family="text">
      <style:text-properties officeooo:rsid="000fafe3" style:font-size-asian="12pt" style:font-weight-asian="normal" style:font-size-complex="12pt" style:font-weight-complex="normal"/>
    </style:style>
    <style:style style:name="T16" style:family="text">
      <style:text-properties officeooo:rsid="001ec64c" style:font-size-asian="12pt" style:font-weight-asian="normal" style:font-size-complex="12pt" style:font-weight-complex="normal"/>
    </style:style>
    <style:style style:name="T17" style:family="text">
      <style:text-properties officeooo:rsid="0021ad24"/>
    </style:style>
    <style:style style:name="T18" style:family="text">
      <style:text-properties officeooo:rsid="000fafe3" style:font-weight-asian="normal" style:font-weight-complex="normal"/>
    </style:style>
    <style:style style:name="T19" style:family="text">
      <style:text-properties officeooo:rsid="001ec64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*X%LOGOUT*</text:p>
            <text:p text:style-name="P15">LOGOUT</text:p>
          </table:table-cell>
          <table:table-cell table:style-name="Table1.A1" office:value-type="string">
            <text:p text:style-name="P9">*<text:span text:style-name="T4">U</text:span>%<text:span text:style-name="T4">PICKER1</text:span>*</text:p>
            <text:p text:style-name="P3">PICKER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>*<text:span text:style-name="T4">U</text:span>%<text:span text:style-name="T4">PICKER2</text:span>*</text:p>
            <text:p text:style-name="P3">PICKER2</text:p>
          </table:table-cell>
        </table:table-row>
        <table:table-row>
          <table:table-cell table:style-name="Table1.A1" office:value-type="string">
            <text:p text:style-name="P6">*<text:span text:style-name="T1">X%SETUP*</text:span></text:p>
            <text:p text:style-name="P2">SETUP</text:p>
          </table:table-cell>
          <table:table-cell table:style-name="Table1.A1" office:value-type="string">
            <text:p text:style-name="P9">*L%<text:span text:style-name="T17">A1.B1.T1.S1</text:span>*</text:p>
            <text:p text:style-name="P24"><text:span text:style-name="T17">A1.B1.T1.S1</text:span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8"><text:span text:style-name="T15">*</text:span><text:span text:style-name="T16">C%</text:span><text:span text:style-name="T11">AA112252</text:span><text:span text:style-name="T15">*</text:span></text:p>
            <text:p text:style-name="P29">AA112252</text:p>
          </table:table-cell>
        </table:table-row>
        <table:table-row>
          <table:table-cell table:style-name="Table1.A1" office:value-type="string">
            <text:p text:style-name="P20">*X%START*</text:p>
            <text:p text:style-name="P17">START PICK</text:p>
          </table:table-cell>
          <table:table-cell table:style-name="Table1.A1" office:value-type="string">
            <text:p text:style-name="P27"><text:span text:style-name="T18">*</text:span><text:span text:style-name="T19">C%</text:span><text:span text:style-name="T10">AA112233</text:span><text:span text:style-name="T18">*</text:span></text:p>
            <text:p text:style-name="P29">AA112233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26">*<text:span text:style-name="T7">C%</text:span><text:span text:style-name="T12">AA11223</text:span><text:span text:style-name="T13">4</text:span>*</text:p>
            <text:p text:style-name="P30">AA11223<text:span text:style-name="T17">4</text:span></text:p>
          </table:table-cell>
        </table:table-row>
        <table:table-row>
          <table:table-cell table:style-name="Table1.A1" office:value-type="string">
            <text:p text:style-name="P20">*X%SHORT*</text:p>
            <text:p text:style-name="P17">SHORT</text:p>
          </table:table-cell>
          <table:table-cell table:style-name="Table1.A1" office:value-type="string">
            <text:p text:style-name="P26">*<text:span text:style-name="T7">C%</text:span><text:span text:style-name="T12">AA11223</text:span><text:span text:style-name="T13">5</text:span>*</text:p>
            <text:p text:style-name="P30">AA11223<text:span text:style-name="T17">5</text:span>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6">*<text:span text:style-name="T7">C%</text:span><text:span text:style-name="T12">AA11223</text:span><text:span text:style-name="T13">6</text:span>*</text:p>
            <text:p text:style-name="P30">AA11223<text:span text:style-name="T17">6</text:span></text:p>
          </table:table-cell>
        </table:table-row>
        <table:table-row>
          <table:table-cell table:style-name="Table1.A1" office:value-type="string">
            <text:p text:style-name="P4">*X%NO*</text:p>
            <text:p text:style-name="P14">NO (CO<text:span text:style-name="T3">N</text:span>FIRM)</text:p>
          </table:table-cell>
          <table:table-cell table:style-name="Table1.A1" office:value-type="string">
            <text:p text:style-name="P7">*<text:span text:style-name="T8">P</text:span>%<text:span text:style-name="T6">1</text:span>*</text:p>
            <text:p text:style-name="P22">POS1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21">*<text:span text:style-name="T8">P</text:span>%2*</text:p>
            <text:p text:style-name="P11">POS2</text:p>
          </table:table-cell>
        </table:table-row>
        <table:table-row>
          <table:table-cell table:style-name="Table1.A1" office:value-type="string">
            <text:p text:style-name="P5">*<text:span text:style-name="T1">X%YES*</text:span></text:p>
            <text:p text:style-name="P15">YES (CONFIRM)</text:p>
          </table:table-cell>
          <table:table-cell table:style-name="Table1.A1" office:value-type="string">
            <text:p text:style-name="P21">*<text:span text:style-name="T8">P</text:span>%3*</text:p>
            <text:p text:style-name="P11">POS3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8">*<text:span text:style-name="T8">P</text:span>%<text:span text:style-name="T4">4</text:span>*</text:p>
            <text:p text:style-name="P12">POS<text:span text:style-name="T5">4</text:span>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1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, sans-serif"/>
    <style:font-face style:name="CCode391" svg:font-family="CCode39" style:font-family-generic="roman"/>
    <style:font-face style:name="Helvetica1" svg:font-family="Helvetica" style:font-family-generic="roman"/>
    <style:font-face style:name="CCode39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4:30:14</meta:creation-date>
    <meta:print-date>2014-01-31T15:49:59.198166000</meta:print-date>
    <dc:date>2014-02-11T15:41:22.655605000</dc:date>
    <meta:editing-duration>P7DT11H42M50S</meta:editing-duration>
    <meta:editing-cycles>20</meta:editing-cycles>
    <meta:generator>LibreOffice/4.1.4.2$MacOSX_x86 LibreOffice_project/0a0440ccc0227ad9829de5f46be37cfb6edcf72</meta:generator>
    <meta:document-statistic meta:table-count="1" meta:image-count="0" meta:object-count="0" meta:page-count="1" meta:paragraph-count="36" meta:word-count="39" meta:character-count="299" meta:non-whitespace-character-count="296"/>
  </office:meta>
</office:document-meta>
</file>